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="Extrémités_20_de_20_flèche_20_1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="Extrémités_20_de_20_flèche_20_1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000000" loext:fill-use-slide-background="fals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objectwithoutfill">
      <style:graphic-properties draw:stroke="solid" draw:stroke-dash="Dash_20__28_Rounded_29_" svg:stroke-width="0.106cm" svg:stroke-color="#00000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4cm" fo:min-width="0.79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  <style:text-properties style:font-name="Calibri"/>
    </style:style>
    <style:style style:name="T1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2" draw:id="id12" draw:layer="layout" svg:width="4.75cm" svg:height="2cm" svg:x="21.5cm" svg:y="1.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75cm" svg:height="2cm" svg:x="21.5cm" svg:y="5.8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75cm" svg:height="2cm" svg:x="20.75cm" svg:y="15.8cm">
          <text:p text:style-name="P1">Data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75cm" svg:height="2cm" svg:x="2.5cm" svg:y="3.7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5cm" svg:height="2cm" svg:x="6.75cm" svg:y="17.3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1.5cm" svg:y="14.05cm">
          <text:p text:style-name="P1">ViewLogin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2cm" svg:x="6.75cm" svg:y="14.05cm">
          <text:p text:style-name="P1">ViewAnnonc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2cm" svg:y="14.05cm">
          <text:p text:style-name="P1">ViewPo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2cm" svg:x="13.5cm" svg:y="17.3cm">
          <text:p text:style-name="P1">Layou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875cm" svg:y1="10.35cm" svg:x2="3.875cm" svg:y2="14.05cm" draw:start-shape="id1" draw:start-glue-point="2" draw:end-shape="id2" draw:end-glue-point="0" svg:d="M4875 10350v1850h-1000v1850" svg:viewBox="0 0 1001 3701">
          <text:p/>
        </draw:connector>
        <draw:connector draw:style-name="gr3" draw:text-style-name="P3" draw:layer="layout" svg:x1="4.875cm" svg:y1="10.35cm" svg:x2="9.125cm" svg:y2="14.05cm" draw:start-shape="id1" draw:start-glue-point="2" draw:end-shape="id3" draw:end-glue-point="0" svg:d="M4875 10350v1850h4250v1850" svg:viewBox="0 0 4251 3701">
          <text:p/>
        </draw:connector>
        <draw:connector draw:style-name="gr3" draw:text-style-name="P3" draw:layer="layout" svg:x1="4.875cm" svg:y1="10.35cm" svg:x2="14.375cm" svg:y2="14.05cm" draw:start-shape="id1" draw:start-glue-point="2" draw:end-shape="id4" draw:end-glue-point="0" svg:d="M4875 10350v1850h9500v1850" svg:viewBox="0 0 9501 3701">
          <text:p/>
        </draw:connector>
        <draw:custom-shape draw:style-name="gr4" draw:text-style-name="P2" xml:id="id6" draw:id="id6" draw:layer="layout" svg:width="6.25cm" svg:height="2cm" svg:x="10cm" svg:y="3.75cm">
          <text:p text:style-name="P1">AnnoncesChecking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25cm" svg:y1="4.75cm" svg:x2="10cm" svg:y2="4.75cm" draw:start-shape="id5" draw:start-glue-point="1" draw:end-shape="id6" draw:end-glue-point="3" svg:d="M7250 4750h2750" svg:viewBox="0 0 2751 1">
          <text:p/>
        </draw:connector>
        <draw:connector draw:style-name="gr5" draw:text-style-name="P3" draw:layer="layout" svg:x1="16.25cm" svg:y1="4.75cm" svg:x2="21.5cm" svg:y2="6.8cm" draw:start-shape="id6" draw:start-glue-point="1" draw:end-shape="id7" draw:end-glue-point="3" svg:d="M16250 4750h2625v2050h2625" svg:viewBox="0 0 5251 2051">
          <text:p/>
        </draw:connector>
        <draw:connector draw:style-name="gr6" draw:text-style-name="P4" draw:layer="layout" svg:x1="3.875cm" svg:y1="16.05cm" svg:x2="9.125cm" svg:y2="17.3cm" draw:start-shape="id2" draw:start-glue-point="2" draw:end-shape="id8" draw:end-glue-point="0" svg:d="M3875 16050v625h5250v625" svg:viewBox="0 0 5251 1251">
          <text:p/>
        </draw:connector>
        <draw:connector draw:style-name="gr6" draw:text-style-name="P4" draw:layer="layout" svg:x1="9.125cm" svg:y1="16.05cm" svg:x2="9.125cm" svg:y2="17.3cm" draw:start-shape="id3" draw:start-glue-point="2" draw:end-shape="id8" draw:end-glue-point="0" svg:d="M9125 16050v1250" svg:viewBox="0 0 1 1251">
          <text:p/>
        </draw:connector>
        <draw:connector draw:style-name="gr6" draw:text-style-name="P4" draw:layer="layout" svg:x1="14.375cm" svg:y1="16.05cm" svg:x2="9.125cm" svg:y2="17.3cm" draw:start-shape="id4" draw:start-glue-point="2" draw:end-shape="id8" draw:end-glue-point="0" svg:d="M14375 16050v625h-5250v625" svg:viewBox="0 0 5251 1251">
          <text:p/>
        </draw:connector>
        <draw:custom-shape draw:style-name="gr7" draw:text-style-name="P5" xml:id="id9" draw:id="id9" draw:layer="layout" svg:width="1cm" svg:height="1cm" svg:x="11.5cm" svg:y="1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type="line" svg:x1="12.5cm" svg:y1="18.3cm" svg:x2="13.5cm" svg:y2="18.3cm" draw:start-shape="id9" draw:start-glue-point="7" draw:end-shape="id10" draw:end-glue-point="3" svg:d="M12500 18300h1000" svg:viewBox="0 0 1001 1">
          <text:p/>
        </draw:connector>
        <draw:frame draw:style-name="gr9" draw:text-style-name="P6" draw:layer="layout" svg:width="0.853cm" svg:height="0.962cm" svg:x="12.8cm" svg:y="18.338cm">
          <draw:text-box>
            <text:p>1</text:p>
          </draw:text-box>
        </draw:frame>
        <draw:connector draw:style-name="gr5" draw:text-style-name="P3" draw:layer="layout" svg:x1="13.125cm" svg:y1="5.75cm" svg:x2="20.75cm" svg:y2="11.3cm" draw:start-shape="id6" draw:start-glue-point="2" draw:end-shape="id11" draw:end-glue-point="3" svg:d="M13125 5750v5550h7625" svg:viewBox="0 0 7626 5551">
          <text:p/>
        </draw:connector>
        <draw:connector draw:style-name="gr5" draw:text-style-name="P3" draw:layer="layout" draw:line-skew="0.973cm" svg:x1="25.5cm" svg:y1="11.3cm" svg:x2="26.25cm" svg:y2="6.8cm" draw:start-shape="id11" draw:start-glue-point="1" draw:end-shape="id7" draw:end-glue-point="1" svg:d="M25500 11300h2250v-4500h-1500" svg:viewBox="0 0 2251 4501">
          <text:p/>
        </draw:connector>
        <draw:connector draw:style-name="gr5" draw:text-style-name="P3" draw:layer="layout" draw:line-skew="0.973cm" svg:x1="25.5cm" svg:y1="11.3cm" svg:x2="26.25cm" svg:y2="2.8cm" draw:start-shape="id11" draw:start-glue-point="1" draw:end-shape="id12" draw:end-glue-point="1" svg:d="M25500 11300h2250v-8500h-1500" svg:viewBox="0 0 2251 8501">
          <text:p/>
        </draw:connector>
        <draw:connector draw:style-name="gr5" draw:text-style-name="P3" draw:layer="layout" svg:x1="16.25cm" svg:y1="4.75cm" svg:x2="21.5cm" svg:y2="2.8cm" draw:start-shape="id6" draw:start-glue-point="1" draw:end-shape="id12" draw:end-glue-point="3" svg:d="M16250 4750h2625v-1950h2625" svg:viewBox="0 0 5251 1951">
          <text:p/>
        </draw:connector>
        <draw:line draw:style-name="gr10" draw:text-style-name="P4" draw:layer="layout" svg:x1="0.5cm" svg:y1="13cm" svg:x2="28.7cm" svg:y2="13cm">
          <text:p/>
        </draw:line>
        <draw:line draw:style-name="gr10" draw:text-style-name="P4" draw:layer="layout" svg:x1="0.5cm" svg:y1="13.3cm" svg:x2="28.7cm" svg:y2="13.3cm">
          <text:p/>
        </draw:line>
        <draw:line draw:style-name="gr10" draw:text-style-name="P4" draw:layer="layout" svg:x1="19.75cm" svg:y1="13.35cm" svg:x2="19.75cm" svg:y2="20.1cm">
          <text:p/>
        </draw:line>
        <draw:line draw:style-name="gr10" draw:text-style-name="P4" draw:layer="layout" svg:x1="19.45cm" svg:y1="13.35cm" svg:x2="19.45cm" svg:y2="20.1cm">
          <text:p/>
        </draw:line>
        <draw:line draw:style-name="gr10" draw:text-style-name="P4" draw:layer="layout" svg:x1="8cm" svg:y1="1cm" svg:x2="8cm" svg:y2="13cm">
          <text:p/>
        </draw:line>
        <draw:line draw:style-name="gr10" draw:text-style-name="P4" draw:layer="layout" svg:x1="8.3cm" svg:y1="1cm" svg:x2="8.3cm" svg:y2="13cm">
          <text:p/>
        </draw:line>
        <draw:line draw:style-name="gr10" draw:text-style-name="P4" draw:layer="layout" svg:x1="17cm" svg:y1="1cm" svg:x2="17cm" svg:y2="9.25cm">
          <text:p/>
        </draw:line>
        <draw:line draw:style-name="gr10" draw:text-style-name="P4" draw:layer="layout" svg:x1="17.3cm" svg:y1="1cm" svg:x2="17.3cm" svg:y2="9cm">
          <text:p/>
        </draw:line>
        <draw:line draw:style-name="gr10" draw:text-style-name="P4" draw:layer="layout" svg:x1="17.25cm" svg:y1="9cm" svg:x2="28.7cm" svg:y2="9cm">
          <text:p/>
        </draw:line>
        <draw:line draw:style-name="gr10" draw:text-style-name="P4" draw:layer="layout" svg:x1="17cm" svg:y1="9.3cm" svg:x2="28.7cm" svg:y2="9.3cm">
          <text:p/>
        </draw:line>
        <draw:custom-shape draw:style-name="gr1" draw:text-style-name="P2" xml:id="id1" draw:id="id1" draw:layer="layout" svg:width="4.75cm" svg:height="2cm" svg:x="2.5cm" svg:y="8.35cm">
          <text:p text:style-name="P1">Presenter 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75cm" svg:height="2cm" svg:x="20.75cm" svg:y="10.3cm">
          <text:p text:style-name="P1">Data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23.125cm" svg:y1="15.8cm" svg:x2="23.125cm" svg:y2="12.3cm" draw:start-shape="id13" draw:end-shape="id11" draw:end-glue-point="2" svg:d="M23125 15800v-3500" svg:viewBox="0 0 1 3501">
          <text:p/>
        </draw:connector>
        <draw:frame draw:style-name="gr11" draw:text-style-name="P7" draw:layer="layout" svg:width="1.298cm" svg:height="0.89cm" svg:x="23.713cm" svg:y="9.841cm">
          <draw:text-box>
            <text:p><text:span text:style-name="T1">&lt;I&gt;</text:span></text:p>
          </draw:text-box>
        </draw:frame>
        <draw:connector draw:style-name="gr5" draw:text-style-name="P3" draw:layer="layout" draw:line-skew="0.625cm" svg:x1="7.25cm" svg:y1="9.35cm" svg:x2="10cm" svg:y2="4.75cm" draw:start-shape="id1" draw:start-glue-point="1" draw:end-shape="id6" svg:d="M7250 9350h2000v-4600h750" svg:viewBox="0 0 2751 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3" draw:display-name="Extrémités de flèche 3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0:31:16.299000000</meta:creation-date>
    <dc:date>2023-02-07T22:39:39.555000000</dc:date>
    <meta:editing-duration>PT4H30M34S</meta:editing-duration>
    <meta:editing-cycles>25</meta:editing-cycles>
    <meta:generator>LibreOffice/7.4.3.2$Windows_X86_64 LibreOffice_project/1048a8393ae2eeec98dff31b5c133c5f1d08b890</meta:generator>
    <meta:document-statistic meta:object-count="40"/>
  </office:meta>
</office:document-meta>
</file>